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  <style:text-properties style:font-name="Arial" style:font-name-complex="Arial" fo:font-size="20pt" style:font-size-asian="20pt" style:font-size-complex="20pt"/>
    </style:style>
    <style:style style:name="P2" style:parent-style-name="Subtítulo" style:family="paragraph">
      <style:text-properties style:font-name="Arial" style:font-name-complex="Arial"/>
    </style:style>
    <style:style style:name="T3" style:parent-style-name="Fonteparág.padrão" style:family="text">
      <style:text-properties style:font-name="Arial" style:font-name-complex="Arial"/>
    </style:style>
    <style:style style:name="P4" style:parent-style-name="Textbody" style:family="paragraph">
      <style:text-properties style:font-name="Arial" style:font-name-complex="Arial"/>
    </style:style>
    <style:style style:name="P5" style:parent-style-name="Textbody" style:family="paragraph">
      <style:text-properties style:font-name="Arial" style:font-name-complex="Arial"/>
    </style:style>
    <style:style style:name="P6" style:parent-style-name="Textbody" style:family="paragraph">
      <style:text-properties style:font-name="Arial" style:font-name-complex="Arial"/>
    </style:style>
    <style:style style:name="P7" style:parent-style-name="Textbody" style:family="paragraph">
      <style:text-properties style:font-name="Arial" style:font-name-complex="Arial"/>
    </style:style>
    <style:style style:name="P8" style:parent-style-name="Textbody" style:family="paragraph">
      <style:text-properties style:font-name="Arial" style:font-name-complex="Arial"/>
    </style:style>
    <style:style style:name="P9" style:parent-style-name="Textbody" style:family="paragraph">
      <style:text-properties style:font-name="Arial" style:font-name-complex="Arial"/>
    </style:style>
    <style:style style:name="P10" style:parent-style-name="Textbody" style:family="paragraph">
      <style:text-properties style:font-name="Arial" style:font-name-complex="Arial"/>
    </style:style>
    <style:style style:name="P11" style:parent-style-name="Textbody" style:family="paragraph">
      <style:text-properties style:font-name="Arial" style:font-name-complex="Arial"/>
    </style:style>
    <style:style style:name="P12" style:parent-style-name="Textbody" style:family="paragraph">
      <style:text-properties style:font-name="Arial" style:font-name-complex="Arial"/>
    </style:style>
    <style:style style:name="P13" style:parent-style-name="Textbody" style:family="paragraph">
      <style:text-properties style:font-name="Arial" style:font-name-complex="Arial"/>
    </style:style>
    <style:style style:name="P14" style:parent-style-name="Textbody" style:family="paragraph">
      <style:text-properties style:font-name="Arial" style:font-name-complex="Arial"/>
    </style:style>
    <style:style style:name="P1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6" style:parent-style-name="Heading1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T18" style:parent-style-name="Fonteparág.padrão" style:family="text">
      <style:text-properties style:font-name="Arial" style:font-name-complex="Arial"/>
    </style:style>
    <style:style style:name="T19" style:parent-style-name="Fonteparág.padrão" style:family="text">
      <style:text-properties style:font-name="Arial" style:font-name-complex="Arial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 fo:background-color="#FFFF00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Heading1" style:family="paragraph">
      <style:text-properties style:font-name="Arial" style:font-name-complex="Arial"/>
    </style:style>
    <style:style style:name="P28" style:parent-style-name="Heading1" style:family="paragraph">
      <style:text-properties style:font-name="Arial" style:font-name-complex="Arial"/>
    </style:style>
    <style:style style:name="P29" style:parent-style-name="Heading1" style:family="paragraph">
      <style:text-properties style:font-name="Arial" style:font-name-complex="Arial"/>
    </style:style>
    <style:style style:name="P30" style:parent-style-name="Normal" style:family="paragraph">
      <style:paragraph-properties fo:break-before="page"/>
      <style:text-properties fo:hyphenate="true"/>
    </style:style>
    <style:style style:name="P31" style:parent-style-name="Heading1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 fo:font-weight="bold" style:font-weight-asian="bold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 fo:font-weight="bold" style:font-weight-asian="bold"/>
    </style:style>
    <style:style style:name="P35" style:parent-style-name="Standard" style:family="paragraph">
      <style:text-properties style:font-name="Arial" style:font-name-complex="Arial"/>
    </style:style>
    <style:style style:name="T36" style:parent-style-name="Fonteparág.padrão" style:family="text">
      <style:text-properties style:font-name="Arial" style:font-name-complex="Arial"/>
    </style:style>
    <style:style style:name="T37" style:parent-style-name="Fonteparág.padrão" style:family="text">
      <style:text-properties style:font-name="Arial" style:font-name-complex="Arial" fo:color="#FFFF00" fo:background-color="#FF3300"/>
    </style:style>
    <style:style style:name="T38" style:parent-style-name="Fonteparág.padrão" style:family="text">
      <style:text-properties style:font-name="Arial" style:font-name-complex="Arial"/>
    </style:style>
    <style:style style:name="T39" style:parent-style-name="Fonteparág.padrão" style:family="text">
      <style:text-properties style:font-name="Arial" style:font-name-complex="Arial" fo:color="#FFFF00" fo:background-color="#FF3300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 fo:color="#FFFF00" fo:background-color="#FF3300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 fo:font-weight="bold" style:font-weight-asian="bold"/>
    </style:style>
    <style:style style:name="P44" style:parent-style-name="Standard" style:family="paragraph">
      <style:text-properties style:font-name="Arial" style:font-name-complex="Arial"/>
    </style:style>
    <style:style style:name="T45" style:parent-style-name="Fonteparág.padrão" style:family="text">
      <style:text-properties style:font-name="Arial" style:font-name-complex="Arial"/>
    </style:style>
    <style:style style:name="T46" style:parent-style-name="Fonteparág.padrão" style:family="text">
      <style:text-properties style:font-name="Arial" style:font-name-complex="Arial"/>
    </style:style>
    <style:style style:name="T47" style:parent-style-name="Fonteparág.padrão" style:family="text">
      <style:text-properties style:font-name="Arial" style:font-name-complex="Arial" fo:color="#FFFF00" fo:background-color="#FF3300"/>
    </style:style>
    <style:style style:name="T48" style:parent-style-name="Fonteparág.padrão" style:family="text">
      <style:text-properties style:font-name="Arial" style:font-name-complex="Arial" fo:color="#FFFF00" fo:background-color="#FF3300"/>
    </style:style>
    <style:style style:name="T49" style:parent-style-name="Fonteparág.padrão" style:family="text">
      <style:text-properties style:font-name="Arial" style:font-name-complex="Arial"/>
    </style:style>
    <style:style style:name="T50" style:parent-style-name="Fonteparág.padrão" style:family="text">
      <style:text-properties style:font-name="Arial" style:font-name-complex="Arial"/>
    </style:style>
    <style:style style:name="T51" style:parent-style-name="Fonteparág.padrão" style:family="text">
      <style:text-properties style:font-name="Arial" style:font-name-complex="Arial" fo:color="#FFFF00" fo:background-color="#FF3300"/>
    </style:style>
    <style:style style:name="P52" style:parent-style-name="Standard" style:family="paragraph">
      <style:text-properties style:font-name="Arial" style:font-name-complex="Arial"/>
    </style:style>
    <style:style style:name="T53" style:parent-style-name="Fonteparág.padrão" style:family="text">
      <style:text-properties style:font-name="Arial" style:font-name-complex="Arial"/>
    </style:style>
    <style:style style:name="T54" style:parent-style-name="Fonteparág.padrão" style:family="text">
      <style:text-properties style:font-name="Arial" style:font-name-complex="Arial" fo:color="#FFFF00" fo:background-color="#FF3300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 fo:font-weight="bold" style:font-weight-asian="bold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/>
    </style:style>
    <style:style style:name="T62" style:parent-style-name="Fonteparág.padrão" style:family="text">
      <style:text-properties style:font-name="Arial" style:font-name-complex="Arial"/>
    </style:style>
    <style:style style:name="T63" style:parent-style-name="Fonteparág.padrão" style:family="text">
      <style:text-properties style:font-name="Arial" style:font-name-complex="Arial"/>
    </style:style>
    <style:style style:name="T64" style:parent-style-name="Fonteparág.padrão" style:family="text">
      <style:text-properties style:font-name="Arial" style:font-name-complex="Arial" fo:color="#FFFF00" fo:background-color="#FF3300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T68" style:parent-style-name="Fonteparág.padrão" style:family="text">
      <style:text-properties style:font-name="Arial" style:font-name-complex="Arial"/>
    </style:style>
    <style:style style:name="T69" style:parent-style-name="Fonteparág.padrão" style:family="text">
      <style:text-properties style:font-name="Arial" style:font-name-complex="Arial"/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Fonteparág.padrão" style:family="text">
      <style:text-properties style:font-name="Arial" style:font-name-complex="Arial" fo:color="#FFFF00" fo:background-color="#FF3300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P79" style:parent-style-name="Standard" style:family="paragraph">
      <style:text-properties style:font-name="Arial" style:font-name-complex="Arial" fo:font-weight="bold" style:font-weight-asian="bold"/>
    </style:style>
    <style:style style:name="P80" style:parent-style-name="Standard" style:family="paragraph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P85" style:parent-style-name="Standard" style:family="paragraph">
      <style:text-properties style:font-name="Arial" style:font-name-complex="Arial" fo:font-weight="bold" style:font-weight-asian="bold"/>
    </style:style>
    <style:style style:name="P86" style:parent-style-name="Standard" style:family="paragraph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/>
    </style:style>
    <style:style style:name="T88" style:parent-style-name="Fonteparág.padrão" style:family="text">
      <style:text-properties style:font-name="Arial" style:font-name-complex="Arial" fo:font-weight="bold" style:font-weight-asian="bold"/>
    </style:style>
    <style:style style:name="T89" style:parent-style-name="Fonteparág.padrão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complex="Arial"/>
    </style:style>
    <style:style style:name="P91" style:parent-style-name="Standard" style:family="paragraph">
      <style:text-properties style:font-name="Arial" style:font-name-complex="Arial"/>
    </style:style>
    <style:style style:name="T92" style:parent-style-name="Fonteparág.padrão" style:family="text">
      <style:text-properties style:font-name="Arial" style:font-name-complex="Arial" fo:color="#FFFF00" fo:background-color="#FF3333"/>
    </style:style>
  </office:automatic-styles>
  <office:body>
    <office:text text:use-soft-page-breaks="true">
      <text:p text:style-name="P1">Projeto de Instanciação do Trabalho Final de Modelagem de Processo de Negócios – T02</text:p>
      <text:p text:style-name="P2">Grupo 3</text:p>
      <text:p text:style-name="Heading1"><text:span text:style-name="T3">Acadêmicos:</text:span></text:p>
      <text:p text:style-name="P4">- BRUNO GONCALVES MECCA;</text:p>
      <text:p text:style-name="P5"><text:s/>- ERICO BRUNO CAMARGO;</text:p>
      <text:p text:style-name="P6"><text:s/>- GIAN LUCAS SILVA DA FONSECA;</text:p>
      <text:p text:style-name="P7"><text:s/>-<text:s/>JONATHAN HEIDY KINJO;</text:p>
      <text:p text:style-name="P8"><text:s/>- JOSE AUGUSTO SOTTILI REIS;</text:p>
      <text:p text:style-name="P9"><text:s/>- MATEUS BORGES OLIVEIRA GASPIO DE ARAUJO;</text:p>
      <text:p text:style-name="P10"><text:s/>- MATEUS GABI MOREIRA;</text:p>
      <text:p text:style-name="P11"><text:s/>- MATHEUS FONTES DA GAMA;</text:p>
      <text:p text:style-name="P12"><text:s/>- NICHOLAS PEDROSO PETERLE;</text:p>
      <text:p text:style-name="P13"><text:s/>- TACIO LUCAS IFRAN;</text:p>
      <text:p text:style-name="P14"><text:s/>- VICTOR LUCAS LOPES SILVA;</text:p>
      <text:p text:style-name="P15"/>
      <text:p text:style-name="P16">O que devemos fazer</text:p>
      <text:p text:style-name="P17"/>
      <text:p text:style-name="Standard"><text:span text:style-name="T18"><text:s/>- Cri</text:span><text:span text:style-name="T19">ar repositório no GitHub [DONE]<text:s/></text:span><text:a xlink:href="https://github.com/MateusGabi/Trabalho-MPN-T2" office:target-frame-name="_top" xlink:show="replace"><text:span text:style-name="T20">https://github.com/MateusGabi/Trabalho-MPN-T2</text:span></text:a><text:span text:style-name="T21">;</text:span></text:p>
      <text:p text:style-name="P22"><text:s/>- Enviar link do repositório para o professor;</text:p>
      <text:p text:style-name="P23"><text:s/>- Realizar os diagramas BPMN;</text:p>
      <text:p text:style-name="P24"><text:s/>- Redigir pautas das reuniões;</text:p>
      <text:p text:style-name="P25">- redigir planos de ações PDCA ??????</text:p>
      <text:p text:style-name="P26"/>
      <text:p text:style-name="P27"/>
      <text:p text:style-name="P28"/>
      <text:p text:style-name="P29"/>
      <text:p text:style-name="P30"/>
      <text:soft-page-break/>
      <text:p text:style-name="P31">Fases dos trabalho</text:p>
      <text:p text:style-name="P32">1. Identificar Processos</text:p>
      <text:p text:style-name="P33"/>
      <text:p text:style-name="P34">1.1. Arquitetura de Processos da Organização (Responsáveis Nicholas e Mateus Gabi)</text:p>
      <text:p text:style-name="P35"/>
      <text:p text:style-name="Standard"><text:span text:style-name="T36"><text:tab/>1.1.1. Realizar Matriz Caso/Função –<text:s/></text:span><text:span text:style-name="T37">Nicholas/Mateus Gabi</text:span></text:p>
      <text:p text:style-name="Standard"><text:span text:style-name="T38"><text:tab/>1.1.2. Enumerar Processos –<text:s/></text:span><text:span text:style-name="T39">Nicholas/Mateus Gabi</text:span></text:p>
      <text:p text:style-name="Standard"><text:span text:style-name="T40"><text:tab/>1.1.3. Ilustrar a Arquitetura de Processos da Organização –<text:s/></text:span><text:span text:style-name="T41">Nicholas/Mateus Gabi</text:span></text:p>
      <text:p text:style-name="P42"/>
      <text:p text:style-name="P43">1.2. Avaliação dos Processos de Negócios (Responsáveis Érico/Jonathan/José)</text:p>
      <text:p text:style-name="P44"/>
      <text:p text:style-name="Standard"><text:span text:style-name="T45"><text:tab/>1.2.1. Avaliar com base na Importância, Disfunção e Viabilidade –<text:s/></text:span><text:span text:style-name="T46"><text:tab/></text:span><text:span text:style-name="T47">Érico/J</text:span><text:span text:style-name="T48">onathan/José</text:span></text:p>
      <text:p text:style-name="Standard"><text:span text:style-name="T49"><text:tab/>1.2.2. Estabelecer quais processos serão descobertos de forma detalhada –<text:s/></text:span><text:span text:style-name="T50"><text:tab/></text:span><text:span text:style-name="T51">Érico/Jonathan/José</text:span></text:p>
      <text:p text:style-name="P52"/>
      <text:p text:style-name="Standard"><text:span text:style-name="T53"><text:tab/>1.3. Escopo do Ciclo de Melhorias –<text:s/></text:span><text:span text:style-name="T54">Tácio/Mateus Borges/Gian</text:span></text:p>
      <text:p text:style-name="P55"/>
      <text:p text:style-name="P56">2. Descoberta de Processos</text:p>
      <text:p text:style-name="P57"/>
      <text:p text:style-name="P58"><text:tab/>2.1. Definição da Configuração de descoberta</text:p>
      <text:p text:style-name="P59"/>
      <text:p text:style-name="Standard"><text:span text:style-name="T60"><text:tab/>2.1.1.<text:s/></text:span><text:span text:style-name="T61">A Configuração da Descoberta formaliza a equipe que irá trabalhar com a<text:s/></text:span><text:span text:style-name="T62"><text:tab/>descoberta de processos, deve incluir membros da equipe de Analistas de<text:s/></text:span><text:span text:style-name="T63"><text:tab/>Processos juntamente a funcionários da organização.<text:s/></text:span><text:span text:style-name="T64">[TODOS]</text:span></text:p>
      <text:p text:style-name="P65"/>
      <text:p text:style-name="P66"><text:tab/>2.2. As evidências de coletas de informações</text:p>
      <text:p text:style-name="P67"/>
      <text:p text:style-name="Standard"><text:span text:style-name="T68"><text:tab/>2</text:span><text:span text:style-name="T69">.2.1. O grupo deve garantir que as informações coletadas sejam registradas no<text:s/></text:span><text:span text:style-name="T70"><text:tab/>repositório, bem como os modelos.<text:s/></text:span><text:span text:style-name="T71">[TODOS]</text:span></text:p>
      <text:p text:style-name="P72"/>
      <text:p text:style-name="P73"><text:tab/>2.3. AS-IS</text:p>
      <text:p text:style-name="P74"/>
      <text:p text:style-name="P75"><text:tab/>2.4. Evidências de Garantia de Qualidade de Processo</text:p>
      <text:p text:style-name="P76"/>
      <text:p text:style-name="P77"><text:tab/>2.4.1. a Garantia da Qualidade deve ser assegurada considerando<text:s/>os três aspectos<text:s/><text:tab/>de qualidade: Validade Semântica, Qualidade Sintática e Compreensibilidade</text:p>
      <text:p text:style-name="P78"/>
      <text:p text:style-name="P79">3. Análise de processos</text:p>
      <text:p text:style-name="P80"/>
      <text:p text:style-name="P81"><text:tab/>3.1. O grupo de Analistas de Processos deve efetuar a Análise de Processos em<text:s/><text:tab/>busca problemas para serem solucionados</text:p>
      <text:p text:style-name="P82"><text:tab/>3.2. Otimizar etapas dos processos</text:p>
      <text:p text:style-name="P83"><text:tab/>3.3. Redigir a Análise Qualitativa de Processos</text:p>
      <text:p text:style-name="P84"/>
      <text:p text:style-name="P85">4. Re-design de processos</text:p>
      <text:p text:style-name="P86"/>
      <text:p text:style-name="Standard"><text:span text:style-name="T87"><text:tab/>4.1. <text:s/></text:span><text:span text:style-name="T88">TO-BE</text:span><text:span text:style-name="T89">: Conjunto de Modelos de Processos de Negócios (em BPMN) que<text:s/></text:span><text:span text:style-name="T90"><text:tab/>representam o processo melhorado</text:span></text:p>
      <text:p text:style-name="P91"/>
      <text:p text:style-name="Standard"><text:span text:style-name="T92">ENTREGA: 23/0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cholas Peterle</meta:initial-creator>
    <dc:creator>Nicholas Peterle</dc:creator>
    <meta:creation-date>2016-03-01T21:38:00Z</meta:creation-date>
    <dc:date>2016-03-01T21:38:00Z</dc:date>
    <meta:template xlink:href="Normal" xlink:type="simple"/>
    <meta:editing-cycles>2</meta:editing-cycles>
    <meta:editing-duration>PT60S</meta:editing-duration>
    <meta:document-statistic meta:page-count="2" meta:paragraph-count="4" meta:word-count="383" meta:character-count="2452" meta:row-count="17" meta:non-whitespace-character-count="2073"/>
  </office:meta>
</office:document-meta>
</file>